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U-sgesv" table:style-name="ta1">
        <table:shapes>
          <draw:frame draw:z-index="0" draw:style-name="gr1" draw:text-style-name="P1" svg:width="453.51pt" svg:height="255.09pt" svg:x="87.73pt" svg:y="1187.21pt">
            <loext:p draw:notify-on-update-of-ranges="'LU-sgesv'.C77:'LU-sgesv'.C77 'LU-sgesv'.C78:'LU-sgesv'.C87 'LU-sgesv'.D77:'LU-sgesv'.D77 'LU-sgesv'.D78:'LU-sgesv'.D87 'LU-sgesv'.E77:'LU-sgesv'.E77 'LU-sgesv'.E78:'LU-sgesv'.E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0.43pt" svg:y="1199.34pt">
            <loext:p draw:notify-on-update-of-ranges="'LU-sgesv'.G77:'LU-sgesv'.G77 'LU-sgesv'.G78:'LU-sgesv'.G87 'LU-sgesv'.H77:'LU-sgesv'.H77 'LU-sgesv'.H78:'LU-sgesv'.H87 'LU-sgesv'.I77:'LU-sgesv'.I77 'LU-sgesv'.I78:'LU-sgesv'.I8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7" table:default-cell-style-name="Default"/>
        <table:table-row table:style-name="ro1">
          <table:table-cell office:value-type="string" calcext:value-type="string">
            <text:p>% MAGMA 2.0.0 beta3 compiled for CUDA capability &gt;= 2.0</text:p>
          </table:table-cell>
          <table:table-cell office:value-type="string" calcext:value-type="string">
            <text:p><text:s/>32-bit magma_int_t</text:p>
          </table:table-cell>
          <table:table-cell office:value-type="string" calcext:value-type="string">
            <text:p><text:s/>64-bit pointer.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% CUDA runtime 7050</text:p>
          </table:table-cell>
          <table:table-cell office:value-type="string" calcext:value-type="string">
            <text:p><text:s/>driver 7050. OpenMP threads 8. 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% device 0: Tesla K40c</text:p>
          </table:table-cell>
          <table:table-cell office:value-type="string" calcext:value-type="string">
            <text:p><text:s/>745.0 MHz clock</text:p>
          </table:table-cell>
          <table:table-cell office:value-type="string" calcext:value-type="string">
            <text:p><text:s/>12287.8 MB memory</text:p>
          </table:table-cell>
          <table:table-cell office:value-type="string" calcext:value-type="string">
            <text:p><text:s/>capability 3.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% device 1: Tesla K20c</text:p>
          </table:table-cell>
          <table:table-cell office:value-type="string" calcext:value-type="string">
            <text:p><text:s/>705.5 MHz clock</text:p>
          </table:table-cell>
          <table:table-cell office:value-type="string" calcext:value-type="string">
            <text:p><text:s/>5119.8 MB memory</text:p>
          </table:table-cell>
          <table:table-cell office:value-type="string" calcext:value-type="string">
            <text:p><text:s/>capability 3.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% Thu Feb 11 08:35:47 201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% Usage: ./testing_sgesv [options] [-h|--help]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% ngpu 1</text:p>
          </table:table-cell>
          <table:table-cell table:number-columns-repeated="5"/>
          <table:table-cell table:style-name="ce1" table:number-columns-repeated="3"/>
          <table:table-cell table:number-columns-repeated="29"/>
        </table:table-row>
        <table:table-row table:style-name="ro1">
          <table:table-cell office:value-type="string" calcext:value-type="string">
            <text:p>% <text:s text:c="2"/>N <text:s/>NRHS <text:s text:c="2"/>CPU Gflop/s (sec) <text:s text:c="2"/>GPU Gflop/s (sec) <text:s text:c="2"/>||B - AX|| / N*||A||*||X||</text:p>
          </table:table-cell>
          <table:table-cell table:number-columns-repeated="5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flops/s</text:p>
          </table:table-cell>
          <table:table-cell table:style-name="ce1" office:value-type="string" calcext:value-type="string">
            <text:p>secon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%===============================================================================</text:p>
          </table:table-cell>
          <table:table-cell table:number-columns-repeated="5"/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15.64" calcext:value-type="float">
            <text:p>15.64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28"/>
          <table:table-cell table:style-name="ce2"/>
        </table:table-row>
        <table:table-row table:style-name="ro1">
          <table:table-cell office:value-type="string" calcext:value-type="string">
            <text:p><text:s/>1088 <text:s text:c="4"/>1 <text:s text:c="4"/>--- <text:s text:c="2"/>( <text:s/>--- <text:s/>) <text:s text:c="4"/>15.64 ( <text:s text:c="2"/>0.06) <text:s text:c="2"/>1.78e-10 <text:s text:c="2"/>ok</text:p>
          </table:table-cell>
          <table:table-cell table:number-columns-repeated="5"/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80.29" calcext:value-type="float">
            <text:p>80.29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8"/>
          <table:table-cell table:style-name="ce2"/>
        </table:table-row>
        <table:table-row table:style-name="ro1">
          <table:table-cell office:value-type="string" calcext:value-type="string">
            <text:p><text:s/>2112 <text:s text:c="4"/>1 <text:s text:c="4"/>--- <text:s text:c="2"/>( <text:s/>--- <text:s/>) <text:s text:c="4"/>80.29 ( <text:s text:c="2"/>0.08) <text:s text:c="2"/>1.99e-10 <text:s text:c="2"/>ok</text:p>
          </table:table-cell>
          <table:table-cell table:number-columns-repeated="5"/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128.51" calcext:value-type="float">
            <text:p>128.51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7"/>
          <table:table-cell table:style-name="ce2"/>
          <table:table-cell/>
        </table:table-row>
        <table:table-row table:style-name="ro1">
          <table:table-cell office:value-type="string" calcext:value-type="string">
            <text:p><text:s/>3136 <text:s text:c="4"/>1 <text:s text:c="4"/>--- <text:s text:c="2"/>( <text:s/>--- <text:s/>) <text:s text:c="3"/>128.51 ( <text:s text:c="2"/>0.16) <text:s text:c="2"/>1.24e-10 <text:s text:c="2"/>ok</text:p>
          </table:table-cell>
          <table:table-cell table:number-columns-repeated="5"/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144.31" calcext:value-type="float">
            <text:p>144.31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27"/>
          <table:table-cell table:style-name="ce2"/>
          <table:table-cell/>
        </table:table-row>
        <table:table-row table:style-name="ro1">
          <table:table-cell office:value-type="string" calcext:value-type="string">
            <text:p><text:s/>4160 <text:s text:c="4"/>1 <text:s text:c="4"/>--- <text:s text:c="2"/>( <text:s/>--- <text:s/>) <text:s text:c="3"/>144.31 ( <text:s text:c="2"/>0.33) <text:s text:c="2"/>1.57e-10 <text:s text:c="2"/>ok</text:p>
          </table:table-cell>
          <table:table-cell table:number-columns-repeated="5"/>
          <table:table-cell table:style-name="ce1" office:value-type="float" office:value="5184" calcext:value-type="float">
            <text:p>5184</text:p>
          </table:table-cell>
          <table:table-cell table:style-name="ce1" office:value-type="float" office:value="187.17" calcext:value-type="float">
            <text:p>187.1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7"/>
          <table:table-cell table:style-name="ce2"/>
          <table:table-cell/>
        </table:table-row>
        <table:table-row table:style-name="ro1">
          <table:table-cell office:value-type="string" calcext:value-type="string">
            <text:p><text:s/>5184 <text:s text:c="4"/>1 <text:s text:c="4"/>--- <text:s text:c="2"/>( <text:s/>--- <text:s/>) <text:s text:c="3"/>187.17 ( <text:s text:c="2"/>0.50) <text:s text:c="2"/>1.28e-10 <text:s text:c="2"/>ok</text:p>
          </table:table-cell>
          <table:table-cell table:number-columns-repeated="5"/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229.31" calcext:value-type="float">
            <text:p>229.31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27"/>
          <table:table-cell table:style-name="ce2"/>
          <table:table-cell/>
        </table:table-row>
        <table:table-row table:style-name="ro1">
          <table:table-cell office:value-type="string" calcext:value-type="string">
            <text:p><text:s/>6208 <text:s text:c="4"/>1 <text:s text:c="4"/>--- <text:s text:c="2"/>( <text:s/>--- <text:s/>) <text:s text:c="3"/>229.31 ( <text:s text:c="2"/>0.70) <text:s text:c="2"/>1.27e-10 <text:s text:c="2"/>ok</text:p>
          </table:table-cell>
          <table:table-cell table:number-columns-repeated="5"/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264.29" calcext:value-type="float">
            <text:p>264.29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27"/>
          <table:table-cell table:style-name="ce2"/>
          <table:table-cell/>
        </table:table-row>
        <table:table-row table:style-name="ro1">
          <table:table-cell office:value-type="string" calcext:value-type="string">
            <text:p><text:s/>7232 <text:s text:c="4"/>1 <text:s text:c="4"/>--- <text:s text:c="2"/>( <text:s/>--- <text:s/>) <text:s text:c="3"/>264.29 ( <text:s text:c="2"/>0.95) <text:s text:c="2"/>1.24e-10 <text:s text:c="2"/>ok</text:p>
          </table:table-cell>
          <table:table-cell table:number-columns-repeated="5"/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200.93" calcext:value-type="float">
            <text:p>200.93</text:p>
          </table:table-cell>
          <table:table-cell table:style-name="ce1" office:value-type="float" office:value="1.87" calcext:value-type="float">
            <text:p>1.87</text:p>
          </table:table-cell>
          <table:table-cell table:number-columns-repeated="27"/>
          <table:table-cell table:style-name="ce2"/>
          <table:table-cell/>
        </table:table-row>
        <table:table-row table:style-name="ro1">
          <table:table-cell office:value-type="string" calcext:value-type="string">
            <text:p><text:s/>8256 <text:s text:c="4"/>1 <text:s text:c="4"/>--- <text:s text:c="2"/>( <text:s/>--- <text:s/>) <text:s text:c="3"/>200.93 ( <text:s text:c="2"/>1.87) <text:s text:c="2"/>1.47e-10 <text:s text:c="2"/>ok</text:p>
          </table:table-cell>
          <table:table-cell table:number-columns-repeated="5"/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328.47" calcext:value-type="float">
            <text:p>328.47</text:p>
          </table:table-cell>
          <table:table-cell table:style-name="ce1" office:value-type="float" office:value="1.62" calcext:value-type="float">
            <text:p>1.62</text:p>
          </table:table-cell>
          <table:table-cell table:number-columns-repeated="27"/>
          <table:table-cell table:style-name="ce2"/>
          <table:table-cell/>
        </table:table-row>
        <table:table-row table:style-name="ro1">
          <table:table-cell office:value-type="string" calcext:value-type="string">
            <text:p><text:s/>9280 <text:s text:c="4"/>1 <text:s text:c="4"/>--- <text:s text:c="2"/>( <text:s/>--- <text:s/>) <text:s text:c="3"/>328.47 ( <text:s text:c="2"/>1.62) <text:s text:c="2"/>1.50e-10 <text:s text:c="2"/>ok</text:p>
          </table:table-cell>
          <table:table-cell table:number-columns-repeated="5"/>
          <table:table-cell table:style-name="ce1" office:value-type="float" office:value="10304" calcext:value-type="float">
            <text:p>10304</text:p>
          </table:table-cell>
          <table:table-cell table:style-name="ce1" office:value-type="float" office:value="321.5" calcext:value-type="float">
            <text:p>321.5</text:p>
          </table:table-cell>
          <table:table-cell table:style-name="ce1" office:value-type="float" office:value="2.27" calcext:value-type="float">
            <text:p>2.27</text:p>
          </table:table-cell>
          <table:table-cell table:number-columns-repeated="2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0304 <text:s text:c="4"/>1 <text:s text:c="4"/>--- <text:s text:c="2"/>( <text:s/>--- <text:s/>) <text:s text:c="3"/>321.50 ( <text:s text:c="2"/>2.27) <text:s text:c="2"/>1.14e-10 <text:s text:c="2"/>ok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% MAGMA 2.0.0 beta3 compiled for CUDA capability &gt;= 2.0</text:p>
          </table:table-cell>
          <table:table-cell office:value-type="string" calcext:value-type="string">
            <text:p><text:s/>32-bit magma_int_t</text:p>
          </table:table-cell>
          <table:table-cell office:value-type="string" calcext:value-type="string">
            <text:p><text:s/>64-bit pointer.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% CUDA runtime 7050</text:p>
          </table:table-cell>
          <table:table-cell office:value-type="string" calcext:value-type="string">
            <text:p><text:s/>driver 7050. OpenMP threads 8. 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% device 0: Tesla K40c</text:p>
          </table:table-cell>
          <table:table-cell office:value-type="string" calcext:value-type="string">
            <text:p><text:s/>745.0 MHz clock</text:p>
          </table:table-cell>
          <table:table-cell office:value-type="string" calcext:value-type="string">
            <text:p><text:s/>12287.8 MB memory</text:p>
          </table:table-cell>
          <table:table-cell office:value-type="string" calcext:value-type="string">
            <text:p><text:s/>capability 3.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% device 1: Tesla K20c</text:p>
          </table:table-cell>
          <table:table-cell office:value-type="string" calcext:value-type="string">
            <text:p><text:s/>705.5 MHz clock</text:p>
          </table:table-cell>
          <table:table-cell office:value-type="string" calcext:value-type="string">
            <text:p><text:s/>5119.8 MB memory</text:p>
          </table:table-cell>
          <table:table-cell office:value-type="string" calcext:value-type="string">
            <text:p><text:s/>capability 3.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% Thu Feb 11 08:38:26 201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% Usage: ./testing_sgesv_batched [options] [-h|--help]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% BatchCount <text:s text:c="2"/>N <text:s/>NRHS <text:s text:c="2"/>CPU Gflop/s (sec) <text:s text:c="2"/>GPU Gflop/s (sec) <text:s text:c="2"/>||B - AX|| / N*||A||*||X||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%============================================================================================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3"/>32 <text:s text:c="4"/>1 <text:s text:c="4"/>--- <text:s text:c="2"/>( <text:s/>--- <text:s/>) <text:s text:c="5"/>0.36 ( <text:s text:c="2"/>0.02) <text:s text:c="2"/>1.99e-09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3"/>64 <text:s text:c="4"/>1 <text:s text:c="4"/>--- <text:s text:c="2"/>( <text:s/>--- <text:s/>) <text:s text:c="5"/>6.00 ( <text:s text:c="2"/>0.01) <text:s text:c="2"/>1.45e-09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3"/>96 <text:s text:c="4"/>1 <text:s text:c="4"/>--- <text:s text:c="2"/>( <text:s/>--- <text:s/>) <text:s text:c="4"/>14.29 ( <text:s text:c="2"/>0.01) <text:s text:c="2"/>1.04e-09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128 <text:s text:c="4"/>1 <text:s text:c="4"/>--- <text:s text:c="2"/>( <text:s/>--- <text:s/>) <text:s text:c="4"/>26.25 ( <text:s text:c="2"/>0.02) <text:s text:c="2"/>9.48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160 <text:s text:c="4"/>1 <text:s text:c="4"/>--- <text:s text:c="2"/>( <text:s/>--- <text:s/>) <text:s text:c="4"/>38.29 ( <text:s text:c="2"/>0.02) <text:s text:c="2"/>1.70e-09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192 <text:s text:c="4"/>1 <text:s text:c="4"/>--- <text:s text:c="2"/>( <text:s/>--- <text:s/>) <text:s text:c="4"/>53.44 ( <text:s text:c="2"/>0.03) <text:s text:c="2"/>1.15e-09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224 <text:s text:c="4"/>1 <text:s text:c="4"/>--- <text:s text:c="2"/>( <text:s/>--- <text:s/>) <text:s text:c="4"/>71.34 ( <text:s text:c="2"/>0.03) <text:s text:c="2"/>1.19e-09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256 <text:s text:c="4"/>1 <text:s text:c="4"/>--- <text:s text:c="2"/>( <text:s/>--- <text:s/>) <text:s text:c="4"/>91.47 ( <text:s text:c="2"/>0.04) <text:s text:c="2"/>7.60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288 <text:s text:c="4"/>1 <text:s text:c="4"/>--- <text:s text:c="2"/>( <text:s/>--- <text:s/>) <text:s text:c="4"/>98.93 ( <text:s text:c="2"/>0.05) <text:s text:c="2"/>7.94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320 <text:s text:c="4"/>1 <text:s text:c="4"/>--- <text:s text:c="2"/>( <text:s/>--- <text:s/>) <text:s text:c="3"/>117.20 ( <text:s text:c="2"/>0.06) <text:s text:c="2"/>7.35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352 <text:s text:c="4"/>1 <text:s text:c="4"/>--- <text:s text:c="2"/>( <text:s/>--- <text:s/>) <text:s text:c="3"/>136.44 ( <text:s text:c="2"/>0.06) <text:s text:c="2"/>8.92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384 <text:s text:c="4"/>1 <text:s text:c="4"/>--- <text:s text:c="2"/>( <text:s/>--- <text:s/>) <text:s text:c="3"/>143.21 ( <text:s text:c="2"/>0.08) <text:s text:c="2"/>7.39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416 <text:s text:c="4"/>1 <text:s text:c="4"/>--- <text:s text:c="2"/>( <text:s/>--- <text:s/>) <text:s text:c="3"/>164.95 ( <text:s text:c="2"/>0.09) <text:s text:c="2"/>6.54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448 <text:s text:c="4"/>1 <text:s text:c="4"/>--- <text:s text:c="2"/>( <text:s/>--- <text:s/>) <text:s text:c="3"/>186.72 ( <text:s text:c="2"/>0.10) <text:s text:c="2"/>5.67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480 <text:s text:c="4"/>1 <text:s text:c="4"/>--- <text:s text:c="2"/>( <text:s/>--- <text:s/>) <text:s text:c="3"/>203.23 ( <text:s text:c="2"/>0.11) <text:s text:c="2"/>5.68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 text:c="7"/>300 <text:s text:c="2"/>512 <text:s text:c="4"/>1 <text:s text:c="4"/>--- <text:s text:c="2"/>( <text:s/>--- <text:s/>) <text:s text:c="3"/>227.04 ( <text:s text:c="2"/>0.12) <text:s text:c="2"/>4.99e-10 <text:s text:c="2"/>ok</text:p>
          </table:table-cell>
          <table:table-cell table:number-columns-repeated="37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string" calcext:value-type="string">
            <text:p>% MAGMA 2.0.0 beta3 compiled for CUDA capability &gt;= 2.0</text:p>
          </table:table-cell>
          <table:table-cell office:value-type="string" calcext:value-type="string">
            <text:p><text:s/>32-bit magma_int_t</text:p>
          </table:table-cell>
          <table:table-cell office:value-type="string" calcext:value-type="string">
            <text:p><text:s/>64-bit pointer.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% CUDA runtime 7050</text:p>
          </table:table-cell>
          <table:table-cell office:value-type="string" calcext:value-type="string">
            <text:p><text:s/>driver 7050. OpenMP threads 8. 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% device 0: Tesla K40c</text:p>
          </table:table-cell>
          <table:table-cell office:value-type="string" calcext:value-type="string">
            <text:p><text:s/>745.0 MHz clock</text:p>
          </table:table-cell>
          <table:table-cell office:value-type="string" calcext:value-type="string">
            <text:p><text:s/>12287.8 MB memory</text:p>
          </table:table-cell>
          <table:table-cell office:value-type="string" calcext:value-type="string">
            <text:p><text:s/>capability 3.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% device 1: Tesla K20c</text:p>
          </table:table-cell>
          <table:table-cell office:value-type="string" calcext:value-type="string">
            <text:p><text:s/>705.5 MHz clock</text:p>
          </table:table-cell>
          <table:table-cell office:value-type="string" calcext:value-type="string">
            <text:p><text:s/>5119.8 MB memory</text:p>
          </table:table-cell>
          <table:table-cell office:value-type="string" calcext:value-type="string">
            <text:p><text:s/>capability 3.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% Thu Feb 11 08:39:42 201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% Usage: ./testing_sgesv_gpu [options] [-h|--help]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% <text:s text:c="2"/>N <text:s/>NRHS <text:s text:c="2"/>CPU Gflop/s (sec) <text:s text:c="2"/>GPU Gflop/s (sec) <text:s text:c="2"/>||B - AX|| / N*||A||*||X||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%===============================================================================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/>1088 <text:s text:c="4"/>1 <text:s text:c="4"/>--- <text:s text:c="2"/>( <text:s/>--- <text:s/>) <text:s text:c="5"/>9.62 ( <text:s text:c="2"/>0.09) <text:s text:c="2"/>1.78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/>2112 <text:s text:c="4"/>1 <text:s text:c="4"/>--- <text:s text:c="2"/>( <text:s/>--- <text:s/>) <text:s text:c="3"/>100.58 ( <text:s text:c="2"/>0.06) <text:s text:c="2"/>1.99e-10 <text:s text:c="2"/>o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<text:s/>3136 <text:s text:c="4"/>1 <text:s text:c="4"/>--- <text:s text:c="2"/>( <text:s/>--- <text:s/>) <text:s text:c="3"/>170.45 ( <text:s text:c="2"/>0.12) <text:s text:c="2"/>1.24e-10 <text:s text:c="2"/>ok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flops/s</text:p>
          </table:table-cell>
          <table:table-cell table:style-name="ce1" office:value-type="string" calcext:value-type="string">
            <text:p>second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/>4160 <text:s text:c="4"/>1 <text:s text:c="4"/>--- <text:s text:c="2"/>( <text:s/>--- <text:s/>) <text:s text:c="3"/>177.90 ( <text:s text:c="2"/>0.27) <text:s text:c="2"/>1.57e-10 <text:s text:c="2"/>ok</text:p>
          </table:table-cell>
          <table:table-cell table:number-columns-repeated="2"/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9.62" calcext:value-type="float">
            <text:p>9.62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8"/>
          <table:table-cell table:style-name="ce2" office:value-type="float" office:value="0.000000000178" calcext:value-type="float">
            <text:p>1.78E-1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<text:s/>5184 <text:s text:c="4"/>1 <text:s text:c="4"/>--- <text:s text:c="2"/>( <text:s/>--- <text:s/>) <text:s text:c="3"/>229.52 ( <text:s text:c="2"/>0.40) <text:s text:c="2"/>1.28e-10 <text:s text:c="2"/>ok</text:p>
          </table:table-cell>
          <table:table-cell table:number-columns-repeated="2"/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100.58" calcext:value-type="float">
            <text:p>100.58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26"/>
          <table:table-cell table:style-name="ce2" office:value-type="float" office:value="0.000000000199" calcext:value-type="float">
            <text:p>1.99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6208 <text:s text:c="4"/>1 <text:s text:c="4"/>--- <text:s text:c="2"/>( <text:s/>--- <text:s/>) <text:s text:c="3"/>275.24 ( <text:s text:c="2"/>0.58) <text:s text:c="2"/>1.27e-10 <text:s text:c="2"/>ok</text:p>
          </table:table-cell>
          <table:table-cell table:number-columns-repeated="2"/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170.45" calcext:value-type="float">
            <text:p>170.45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6"/>
          <table:table-cell table:style-name="ce2" office:value-type="float" office:value="0.000000000124" calcext:value-type="float">
            <text:p>1.24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7232 <text:s text:c="4"/>1 <text:s text:c="4"/>--- <text:s text:c="2"/>( <text:s/>--- <text:s/>) <text:s text:c="3"/>287.38 ( <text:s text:c="2"/>0.88) <text:s text:c="2"/>1.24e-10 <text:s text:c="2"/>ok</text:p>
          </table:table-cell>
          <table:table-cell table:number-columns-repeated="2"/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177.9" calcext:value-type="float">
            <text:p>177.9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6"/>
          <table:table-cell table:style-name="ce2" office:value-type="float" office:value="0.000000000157" calcext:value-type="float">
            <text:p>1.57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8256 <text:s text:c="4"/>1 <text:s text:c="4"/>--- <text:s text:c="2"/>( <text:s/>--- <text:s/>) <text:s text:c="3"/>279.75 ( <text:s text:c="2"/>1.34) <text:s text:c="2"/>1.47e-10 <text:s text:c="2"/>ok</text:p>
          </table:table-cell>
          <table:table-cell table:number-columns-repeated="2"/>
          <table:table-cell table:style-name="ce1" office:value-type="float" office:value="5184" calcext:value-type="float">
            <text:p>5184</text:p>
          </table:table-cell>
          <table:table-cell table:style-name="ce1" office:value-type="float" office:value="229.52" calcext:value-type="float">
            <text:p>229.5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6"/>
          <table:table-cell table:style-name="ce2" office:value-type="float" office:value="0.000000000128" calcext:value-type="float">
            <text:p>1.28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9280 <text:s text:c="4"/>1 <text:s text:c="4"/>--- <text:s text:c="2"/>( <text:s/>--- <text:s/>) <text:s text:c="3"/>356.56 ( <text:s text:c="2"/>1.49) <text:s text:c="2"/>1.50e-10 <text:s text:c="2"/>ok</text:p>
          </table:table-cell>
          <table:table-cell table:number-columns-repeated="2"/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275.24" calcext:value-type="float">
            <text:p>275.24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6"/>
          <table:table-cell table:style-name="ce2" office:value-type="float" office:value="0.000000000127" calcext:value-type="float">
            <text:p>1.27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4 <text:s text:c="4"/>1 <text:s text:c="4"/>--- <text:s text:c="2"/>( <text:s/>--- <text:s/>) <text:s text:c="3"/>385.45 ( <text:s text:c="2"/>1.89) <text:s text:c="2"/>1.14e-10 <text:s text:c="2"/>ok</text:p>
          </table:table-cell>
          <table:table-cell table:number-columns-repeated="2"/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287.38" calcext:value-type="float">
            <text:p>287.38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26"/>
          <table:table-cell table:style-name="ce2" office:value-type="float" office:value="0.000000000124" calcext:value-type="float">
            <text:p>1.24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279.75" calcext:value-type="float">
            <text:p>279.75</text:p>
          </table:table-cell>
          <table:table-cell table:style-name="ce1" office:value-type="float" office:value="1.34" calcext:value-type="float">
            <text:p>1.34</text:p>
          </table:table-cell>
          <table:table-cell table:number-columns-repeated="26"/>
          <table:table-cell table:style-name="ce2" office:value-type="float" office:value="0.000000000147" calcext:value-type="float">
            <text:p>1.47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356.56" calcext:value-type="float">
            <text:p>356.56</text:p>
          </table:table-cell>
          <table:table-cell table:style-name="ce1" office:value-type="float" office:value="1.49" calcext:value-type="float">
            <text:p>1.49</text:p>
          </table:table-cell>
          <table:table-cell table:number-columns-repeated="26"/>
          <table:table-cell table:style-name="ce2" office:value-type="float" office:value="0.00000000015" calcext:value-type="float">
            <text:p>1.50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0304" calcext:value-type="float">
            <text:p>10304</text:p>
          </table:table-cell>
          <table:table-cell table:style-name="ce1" office:value-type="float" office:value="385.45" calcext:value-type="float">
            <text:p>385.45</text:p>
          </table:table-cell>
          <table:table-cell table:style-name="ce1" office:value-type="float" office:value="1.89" calcext:value-type="float">
            <text:p>1.89</text:p>
          </table:table-cell>
          <table:table-cell table:number-columns-repeated="25"/>
          <table:table-cell table:style-name="ce2" office:value-type="float" office:value="0.000000000114" calcext:value-type="float">
            <text:p>1.14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15.64" calcext:value-type="float">
            <text:p>15.64</text:p>
          </table:table-cell>
          <table:table-cell table:style-name="ce1" office:value-type="float" office:value="9.62" calcext:value-type="float">
            <text:p>9.62</text:p>
          </table:table-cell>
          <table:table-cell/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80.29" calcext:value-type="float">
            <text:p>80.29</text:p>
          </table:table-cell>
          <table:table-cell table:style-name="ce1" office:value-type="float" office:value="100.58" calcext:value-type="float">
            <text:p>100.58</text:p>
          </table:table-cell>
          <table:table-cell/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128.51" calcext:value-type="float">
            <text:p>128.51</text:p>
          </table:table-cell>
          <table:table-cell table:style-name="ce1" office:value-type="float" office:value="170.45" calcext:value-type="float">
            <text:p>170.45</text:p>
          </table:table-cell>
          <table:table-cell/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144.31" calcext:value-type="float">
            <text:p>144.31</text:p>
          </table:table-cell>
          <table:table-cell table:style-name="ce1" office:value-type="float" office:value="177.9" calcext:value-type="float">
            <text:p>177.9</text:p>
          </table:table-cell>
          <table:table-cell/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5184" calcext:value-type="float">
            <text:p>5184</text:p>
          </table:table-cell>
          <table:table-cell table:style-name="ce1" office:value-type="float" office:value="187.17" calcext:value-type="float">
            <text:p>187.17</text:p>
          </table:table-cell>
          <table:table-cell table:style-name="ce1" office:value-type="float" office:value="229.52" calcext:value-type="float">
            <text:p>229.52</text:p>
          </table:table-cell>
          <table:table-cell/>
          <table:table-cell table:style-name="ce1" office:value-type="float" office:value="5184" calcext:value-type="float">
            <text:p>51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229.31" calcext:value-type="float">
            <text:p>229.31</text:p>
          </table:table-cell>
          <table:table-cell table:style-name="ce1" office:value-type="float" office:value="275.24" calcext:value-type="float">
            <text:p>275.24</text:p>
          </table:table-cell>
          <table:table-cell/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264.29" calcext:value-type="float">
            <text:p>264.29</text:p>
          </table:table-cell>
          <table:table-cell table:style-name="ce1" office:value-type="float" office:value="287.38" calcext:value-type="float">
            <text:p>287.38</text:p>
          </table:table-cell>
          <table:table-cell/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200.93" calcext:value-type="float">
            <text:p>200.93</text:p>
          </table:table-cell>
          <table:table-cell table:style-name="ce1" office:value-type="float" office:value="279.75" calcext:value-type="float">
            <text:p>279.75</text:p>
          </table:table-cell>
          <table:table-cell/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1.34" calcext:value-type="float">
            <text:p>1.3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328.47" calcext:value-type="float">
            <text:p>328.47</text:p>
          </table:table-cell>
          <table:table-cell table:style-name="ce1" office:value-type="float" office:value="356.56" calcext:value-type="float">
            <text:p>356.56</text:p>
          </table:table-cell>
          <table:table-cell/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1.49" calcext:value-type="float">
            <text:p>1.4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" office:value-type="float" office:value="10304" calcext:value-type="float">
            <text:p>10304</text:p>
          </table:table-cell>
          <table:table-cell table:style-name="ce1" office:value-type="float" office:value="321.5" calcext:value-type="float">
            <text:p>321.5</text:p>
          </table:table-cell>
          <table:table-cell table:style-name="ce1" office:value-type="float" office:value="385.45" calcext:value-type="float">
            <text:p>385.45</text:p>
          </table:table-cell>
          <table:table-cell/>
          <table:table-cell table:style-name="ce1" office:value-type="float" office:value="10304" calcext:value-type="float">
            <text:p>10304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1.89" calcext:value-type="float">
            <text:p>1.89</text:p>
          </table:table-cell>
          <table:table-cell table:number-columns-repeated="29"/>
        </table:table-row>
      </table:table>
      <table:table table:name="Cholesky-sposv" table:style-name="ta1">
        <table:shapes>
          <draw:frame draw:z-index="0" draw:style-name="gr1" draw:text-style-name="P1" svg:width="453.51pt" svg:height="255.09pt" svg:x="57.51pt" svg:y="1160.82pt">
            <loext:p draw:notify-on-update-of-ranges="'Cholesky-sposv'.F80:'Cholesky-sposv'.F80 'Cholesky-sposv'.F81:'Cholesky-sposv'.F90 'Cholesky-sposv'.G80:'Cholesky-sposv'.G80 'Cholesky-sposv'.G81:'Cholesky-sposv'.G90 'Cholesky-sposv'.H80:'Cholesky-sposv'.H80 'Cholesky-sposv'.H81:'Cholesky-sposv'.H9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579.29pt" svg:y="1153.3pt">
            <loext:p draw:notify-on-update-of-ranges="'Cholesky-sposv'.K80:'Cholesky-sposv'.K80 'Cholesky-sposv'.K81:'Cholesky-sposv'.K90 'Cholesky-sposv'.L80:'Cholesky-sposv'.L80 'Cholesky-sposv'.L81:'Cholesky-sposv'.L90 'Cholesky-sposv'.M80:'Cholesky-sposv'.M80 'Cholesky-sposv'.M81:'Cholesky-sposv'.M9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43" table:default-cell-style-name="Default"/>
        <table:table-row table:style-name="ro1">
          <table:table-cell office:value-type="string" calcext:value-type="string">
            <text:p>leiming@kepler-MS-7760:~/Downloads/magma-2.0.0-beta3/testing$ ./testing_sposv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% MAGMA 2.0.0 beta3 compiled for CUDA capability &gt;= 2.0</text:p>
          </table:table-cell>
          <table:table-cell office:value-type="string" calcext:value-type="string">
            <text:p><text:s/>32-bit magma_int_t</text:p>
          </table:table-cell>
          <table:table-cell office:value-type="string" calcext:value-type="string">
            <text:p><text:s/>64-bit pointer.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% CUDA runtime 7050</text:p>
          </table:table-cell>
          <table:table-cell office:value-type="string" calcext:value-type="string">
            <text:p><text:s/>driver 7050. OpenMP threads 8. 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% device 0: Tesla K40c</text:p>
          </table:table-cell>
          <table:table-cell office:value-type="string" calcext:value-type="string">
            <text:p><text:s/>745.0 MHz clock</text:p>
          </table:table-cell>
          <table:table-cell office:value-type="string" calcext:value-type="string">
            <text:p><text:s/>12287.8 MB memory</text:p>
          </table:table-cell>
          <table:table-cell office:value-type="string" calcext:value-type="string">
            <text:p><text:s/>capability 3.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% device 1: Tesla K20c</text:p>
          </table:table-cell>
          <table:table-cell office:value-type="string" calcext:value-type="string">
            <text:p><text:s/>705.5 MHz clock</text:p>
          </table:table-cell>
          <table:table-cell office:value-type="string" calcext:value-type="string">
            <text:p><text:s/>5119.8 MB memory</text:p>
          </table:table-cell>
          <table:table-cell office:value-type="string" calcext:value-type="string">
            <text:p><text:s/>capability 3.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% Thu Feb 11 11:02:22 20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% Usage: ./testing_sposv [options] [-h|--help]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% ngpu = 2</text:p>
          </table:table-cell>
          <table:table-cell office:value-type="string" calcext:value-type="string">
            <text:p><text:s/>uplo = Lower</text:p>
          </table:table-cell>
          <table:table-cell table:number-columns-repeated="8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flops/s</text:p>
          </table:table-cell>
          <table:table-cell table:style-name="ce1" office:value-type="string" calcext:value-type="string">
            <text:p>CPU time (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% <text:s text:c="2"/>N <text:s/>NRHS <text:s text:c="2"/>CPU Gflop/s (sec) <text:s text:c="2"/>GPU Gflop/s (sec) <text:s text:c="2"/>||B - AX|| / N*||A||*||X||</text:p>
          </table:table-cell>
          <table:table-cell table:number-columns-repeated="9"/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9"/>
          <table:table-cell table:style-name="ce2"/>
        </table:table-row>
        <table:table-row table:style-name="ro1">
          <table:table-cell office:value-type="string" calcext:value-type="string">
            <text:p>%===============================================================================</text:p>
          </table:table-cell>
          <table:table-cell table:number-columns-repeated="9"/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59.33" calcext:value-type="float">
            <text:p>59.3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8"/>
          <table:table-cell table:style-name="ce2"/>
          <table:table-cell/>
        </table:table-row>
        <table:table-row table:style-name="ro1">
          <table:table-cell office:value-type="string" calcext:value-type="string">
            <text:p><text:s/>1088 <text:s text:c="4"/>1 <text:s text:c="4"/>--- <text:s text:c="2"/>( <text:s/>--- <text:s/>) <text:s text:c="5"/>3.15 ( <text:s text:c="2"/>0.14) <text:s text:c="2"/>6.89e-10 <text:s text:c="2"/>ok</text:p>
          </table:table-cell>
          <table:table-cell table:number-columns-repeated="9"/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77.54" calcext:value-type="float">
            <text:p>77.5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8"/>
          <table:table-cell table:style-name="ce2"/>
          <table:table-cell/>
        </table:table-row>
        <table:table-row table:style-name="ro1">
          <table:table-cell office:value-type="string" calcext:value-type="string">
            <text:p><text:s/>2112 <text:s text:c="4"/>1 <text:s text:c="4"/>--- <text:s text:c="2"/>( <text:s/>--- <text:s/>) <text:s text:c="4"/>59.33 ( <text:s text:c="2"/>0.05) <text:s text:c="2"/>3.33e-10 <text:s text:c="2"/>ok</text:p>
          </table:table-cell>
          <table:table-cell table:number-columns-repeated="9"/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143.65" calcext:value-type="float">
            <text:p>143.65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<text:s/>3136 <text:s text:c="4"/>1 <text:s text:c="4"/>--- <text:s text:c="2"/>( <text:s/>--- <text:s/>) <text:s text:c="4"/>77.54 ( <text:s text:c="2"/>0.13) <text:s text:c="2"/>2.50e-10 <text:s text:c="2"/>ok</text:p>
          </table:table-cell>
          <table:table-cell table:number-columns-repeated="9"/>
          <table:table-cell table:style-name="ce1" office:value-type="float" office:value="5184" calcext:value-type="float">
            <text:p>5184</text:p>
          </table:table-cell>
          <table:table-cell table:style-name="ce1" office:value-type="float" office:value="185.83" calcext:value-type="float">
            <text:p>185.83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<text:s/>4160 <text:s text:c="4"/>1 <text:s text:c="4"/>--- <text:s text:c="2"/>( <text:s/>--- <text:s/>) <text:s text:c="3"/>143.65 ( <text:s text:c="2"/>0.17) <text:s text:c="2"/>1.89e-10 <text:s text:c="2"/>ok</text:p>
          </table:table-cell>
          <table:table-cell table:number-columns-repeated="9"/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266.08" calcext:value-type="float">
            <text:p>266.08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<text:s/>5184 <text:s text:c="4"/>1 <text:s text:c="4"/>--- <text:s text:c="2"/>( <text:s/>--- <text:s/>) <text:s text:c="3"/>185.83 ( <text:s text:c="2"/>0.25) <text:s text:c="2"/>1.84e-10 <text:s text:c="2"/>ok</text:p>
          </table:table-cell>
          <table:table-cell table:number-columns-repeated="9"/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328.31" calcext:value-type="float">
            <text:p>328.31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2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<text:s/>6208 <text:s text:c="4"/>1 <text:s text:c="4"/>--- <text:s text:c="2"/>( <text:s/>--- <text:s/>) <text:s text:c="3"/>266.08 ( <text:s text:c="2"/>0.30) <text:s text:c="2"/>1.53e-10 <text:s text:c="2"/>ok</text:p>
          </table:table-cell>
          <table:table-cell table:number-columns-repeated="9"/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379.31" calcext:value-type="float">
            <text:p>379.31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2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<text:s/>7232 <text:s text:c="4"/>1 <text:s text:c="4"/>--- <text:s text:c="2"/>( <text:s/>--- <text:s/>) <text:s text:c="3"/>328.31 ( <text:s text:c="2"/>0.38) <text:s text:c="2"/>1.32e-10 <text:s text:c="2"/>ok</text:p>
          </table:table-cell>
          <table:table-cell table:number-columns-repeated="9"/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457.17" calcext:value-type="float">
            <text:p>457.17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<text:s/>8256 <text:s text:c="4"/>1 <text:s text:c="4"/>--- <text:s text:c="2"/>( <text:s/>--- <text:s/>) <text:s text:c="3"/>379.31 ( <text:s text:c="2"/>0.49) <text:s text:c="2"/>1.07e-10 <text:s text:c="2"/>ok</text:p>
          </table:table-cell>
          <table:table-cell table:number-columns-repeated="9"/>
          <table:table-cell table:style-name="ce1" office:value-type="float" office:value="10304" calcext:value-type="float">
            <text:p>10304</text:p>
          </table:table-cell>
          <table:table-cell table:style-name="ce1" office:value-type="float" office:value="508.33" calcext:value-type="float">
            <text:p>508.33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26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<text:s/>9280 <text:s text:c="4"/>1 <text:s text:c="4"/>--- <text:s text:c="2"/>( <text:s/>--- <text:s/>) <text:s text:c="3"/>457.17 ( <text:s text:c="2"/>0.58) <text:s text:c="2"/>1.11e-10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0304 <text:s text:c="4"/>1 <text:s text:c="4"/>--- <text:s text:c="2"/>( <text:s/>--- <text:s/>) <text:s text:c="3"/>508.33 ( <text:s text:c="2"/>0.72) <text:s text:c="2"/>1.14e-10 <text:s text:c="2"/>ok</text:p>
          </table:table-cell>
          <table:table-cell table:number-columns-repeated="42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leiming@kepler-MS-7760:~/Downloads/magma-2.0.0-beta3/testing$ ./testing_sposv_batched 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% MAGMA 2.0.0 beta3 compiled for CUDA capability &gt;= 2.0</text:p>
          </table:table-cell>
          <table:table-cell office:value-type="string" calcext:value-type="string">
            <text:p><text:s/>32-bit magma_int_t</text:p>
          </table:table-cell>
          <table:table-cell office:value-type="string" calcext:value-type="string">
            <text:p><text:s/>64-bit pointer.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% CUDA runtime 7050</text:p>
          </table:table-cell>
          <table:table-cell office:value-type="string" calcext:value-type="string">
            <text:p><text:s/>driver 7050. OpenMP threads 8. 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% device 0: Tesla K40c</text:p>
          </table:table-cell>
          <table:table-cell office:value-type="string" calcext:value-type="string">
            <text:p><text:s/>745.0 MHz clock</text:p>
          </table:table-cell>
          <table:table-cell office:value-type="string" calcext:value-type="string">
            <text:p><text:s/>12287.8 MB memory</text:p>
          </table:table-cell>
          <table:table-cell office:value-type="string" calcext:value-type="string">
            <text:p><text:s/>capability 3.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% device 1: Tesla K20c</text:p>
          </table:table-cell>
          <table:table-cell office:value-type="string" calcext:value-type="string">
            <text:p><text:s/>705.5 MHz clock</text:p>
          </table:table-cell>
          <table:table-cell office:value-type="string" calcext:value-type="string">
            <text:p><text:s/>5119.8 MB memory</text:p>
          </table:table-cell>
          <table:table-cell office:value-type="string" calcext:value-type="string">
            <text:p><text:s/>capability 3.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% Thu Feb 11 11:13:05 20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% Usage: ./testing_sposv_batched [options] [-h|--help]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% uplo = Lowe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% BatchCount <text:s text:c="2"/>N <text:s/>NRHS <text:s text:c="2"/>CPU Gflop/s (sec) <text:s text:c="2"/>GPU Gflop/s (sec) <text:s text:c="2"/>||B - AX|| / N*||A||*||X||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%==========================================================================================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3"/>32 <text:s text:c="4"/>1 <text:s text:c="4"/>--- <text:s text:c="2"/>( <text:s/>--- <text:s/>) <text:s text:c="5"/>2.90 ( <text:s text:c="2"/>0.00) <text:s text:c="2"/>1.04e-08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3"/>64 <text:s text:c="4"/>1 <text:s text:c="4"/>--- <text:s text:c="2"/>( <text:s/>--- <text:s/>) <text:s text:c="4"/>16.72 ( <text:s text:c="2"/>0.00) <text:s text:c="2"/>7.25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3"/>96 <text:s text:c="4"/>1 <text:s text:c="4"/>--- <text:s text:c="2"/>( <text:s/>--- <text:s/>) <text:s text:c="4"/>39.76 ( <text:s text:c="2"/>0.00) <text:s text:c="2"/>5.26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128 <text:s text:c="4"/>1 <text:s text:c="4"/>--- <text:s text:c="2"/>( <text:s/>--- <text:s/>) <text:s text:c="4"/>71.36 ( <text:s text:c="2"/>0.00) <text:s text:c="2"/>4.40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160 <text:s text:c="4"/>1 <text:s text:c="4"/>--- <text:s text:c="2"/>( <text:s/>--- <text:s/>) <text:s text:c="3"/>101.95 ( <text:s text:c="2"/>0.00) <text:s text:c="2"/>4.39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192 <text:s text:c="4"/>1 <text:s text:c="4"/>--- <text:s text:c="2"/>( <text:s/>--- <text:s/>) <text:s text:c="3"/>137.65 ( <text:s text:c="2"/>0.01) <text:s text:c="2"/>3.38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224 <text:s text:c="4"/>1 <text:s text:c="4"/>--- <text:s text:c="2"/>( <text:s/>--- <text:s/>) <text:s text:c="3"/>169.62 ( <text:s text:c="2"/>0.01) <text:s text:c="2"/>4.05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256 <text:s text:c="4"/>1 <text:s text:c="4"/>--- <text:s text:c="2"/>( <text:s/>--- <text:s/>) <text:s text:c="3"/>198.15 ( <text:s text:c="2"/>0.01) <text:s text:c="2"/>3.09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288 <text:s text:c="4"/>1 <text:s text:c="4"/>--- <text:s text:c="2"/>( <text:s/>--- <text:s/>) <text:s text:c="3"/>219.02 ( <text:s text:c="2"/>0.01) <text:s text:c="2"/>3.27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320 <text:s text:c="4"/>1 <text:s text:c="4"/>--- <text:s text:c="2"/>( <text:s/>--- <text:s/>) <text:s text:c="3"/>244.79 ( <text:s text:c="2"/>0.01) <text:s text:c="2"/>2.77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352 <text:s text:c="4"/>1 <text:s text:c="4"/>--- <text:s text:c="2"/>( <text:s/>--- <text:s/>) <text:s text:c="3"/>263.92 ( <text:s text:c="2"/>0.02) <text:s text:c="2"/>2.89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384 <text:s text:c="4"/>1 <text:s text:c="4"/>--- <text:s text:c="2"/>( <text:s/>--- <text:s/>) <text:s text:c="3"/>271.81 ( <text:s text:c="2"/>0.02) <text:s text:c="2"/>2.56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416 <text:s text:c="4"/>1 <text:s text:c="4"/>--- <text:s text:c="2"/>( <text:s/>--- <text:s/>) <text:s text:c="3"/>291.29 ( <text:s text:c="2"/>0.03) <text:s text:c="2"/>1.68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448 <text:s text:c="4"/>1 <text:s text:c="4"/>--- <text:s text:c="2"/>( <text:s/>--- <text:s/>) <text:s text:c="3"/>112.43 ( <text:s text:c="2"/>0.08) <text:s text:c="2"/>1.77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480 <text:s text:c="4"/>1 <text:s text:c="4"/>--- <text:s text:c="2"/>( <text:s/>--- <text:s/>) <text:s text:c="3"/>304.86 ( <text:s text:c="2"/>0.04) <text:s text:c="2"/>1.84e-09 <text:s text:c="2"/>ok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 text:c="7"/>300 <text:s text:c="2"/>512 <text:s text:c="4"/>1 <text:s text:c="4"/>--- <text:s text:c="2"/>( <text:s/>--- <text:s/>) <text:s text:c="3"/>357.56 ( <text:s text:c="2"/>0.04) <text:s text:c="2"/>1.72e-09 <text:s text:c="2"/>ok</text:p>
          </table:table-cell>
          <table:table-cell table:number-columns-repeated="42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% MAGMA 2.0.0 beta3 compiled for CUDA capability &gt;= 2.0</text:p>
          </table:table-cell>
          <table:table-cell office:value-type="string" calcext:value-type="string">
            <text:p><text:s/>32-bit magma_int_t</text:p>
          </table:table-cell>
          <table:table-cell office:value-type="string" calcext:value-type="string">
            <text:p><text:s/>64-bit pointer.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% CUDA runtime 7050</text:p>
          </table:table-cell>
          <table:table-cell office:value-type="string" calcext:value-type="string">
            <text:p><text:s/>driver 7050. OpenMP threads 8. 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% device 0: Tesla K40c</text:p>
          </table:table-cell>
          <table:table-cell office:value-type="string" calcext:value-type="string">
            <text:p><text:s/>745.0 MHz clock</text:p>
          </table:table-cell>
          <table:table-cell office:value-type="string" calcext:value-type="string">
            <text:p><text:s/>12287.8 MB memory</text:p>
          </table:table-cell>
          <table:table-cell office:value-type="string" calcext:value-type="string">
            <text:p><text:s/>capability 3.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% device 1: Tesla K20c</text:p>
          </table:table-cell>
          <table:table-cell office:value-type="string" calcext:value-type="string">
            <text:p><text:s/>705.5 MHz clock</text:p>
          </table:table-cell>
          <table:table-cell office:value-type="string" calcext:value-type="string">
            <text:p><text:s/>5119.8 MB memory</text:p>
          </table:table-cell>
          <table:table-cell office:value-type="string" calcext:value-type="string">
            <text:p><text:s/>capability 3.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% Thu Feb 11 11:14:40 20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% Usage: ./testing_sposv_gpu [options] [-h|--help]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% uplo = Lowe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% <text:s text:c="2"/>N <text:s/>NRHS <text:s text:c="2"/>CPU Gflop/s (sec) <text:s text:c="2"/>GPU Gflop/s (sec) <text:s text:c="2"/>||B - AX|| / N*||A||*||X||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%===============================================================================</text:p>
          </table:table-cell>
          <table:table-cell table:number-columns-repeated="7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flops/s</text:p>
          </table:table-cell>
          <table:table-cell table:style-name="ce1" office:value-type="string" calcext:value-type="string">
            <text:p>GPU Time (s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/>1088 <text:s text:c="4"/>1 <text:s text:c="4"/>--- <text:s text:c="2"/>( <text:s/>--- <text:s/>) <text:s text:c="4"/>28.88 ( <text:s text:c="2"/>0.01) <text:s text:c="2"/>8.58e-10 <text:s text:c="2"/>ok</text:p>
          </table:table-cell>
          <table:table-cell table:number-columns-repeated="7"/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9"/>
          <table:table-cell office:value-type="float" office:value="28.88" calcext:value-type="float">
            <text:p>28.88</text:p>
          </table:table-cell>
          <table:table-cell office:value-type="float" office:value="0.01" calcext:value-type="float">
            <text:p>0.01</text:p>
          </table:table-cell>
          <table:table-cell table:number-columns-repeated="7"/>
          <table:table-cell table:style-name="ce2" office:value-type="float" office:value="0.000000000858" calcext:value-type="float">
            <text:p>8.58E-10</text:p>
          </table:table-cell>
          <table:table-cell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<text:s/>2112 <text:s text:c="4"/>1 <text:s text:c="4"/>--- <text:s text:c="2"/>( <text:s/>--- <text:s/>) <text:s text:c="3"/>117.12 ( <text:s text:c="2"/>0.03) <text:s text:c="2"/>7.09e-10 <text:s text:c="2"/>ok</text:p>
          </table:table-cell>
          <table:table-cell table:number-columns-repeated="7"/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117.12" calcext:value-type="float">
            <text:p>117.12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9"/>
          <table:table-cell office:value-type="float" office:value="117.12" calcext:value-type="float">
            <text:p>117.12</text:p>
          </table:table-cell>
          <table:table-cell office:value-type="float" office:value="0.03" calcext:value-type="float">
            <text:p>0.03</text:p>
          </table:table-cell>
          <table:table-cell table:number-columns-repeated="6"/>
          <table:table-cell table:style-name="ce2" office:value-type="float" office:value="0.000000000709" calcext:value-type="float">
            <text:p>7.09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/>3136 <text:s text:c="4"/>1 <text:s text:c="4"/>--- <text:s text:c="2"/>( <text:s/>--- <text:s/>) <text:s text:c="3"/>354.72 ( <text:s text:c="2"/>0.03) <text:s text:c="2"/>3.65e-10 <text:s text:c="2"/>ok</text:p>
          </table:table-cell>
          <table:table-cell table:number-columns-repeated="7"/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354.72" calcext:value-type="float">
            <text:p>354.72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19"/>
          <table:table-cell office:value-type="float" office:value="354.72" calcext:value-type="float">
            <text:p>354.72</text:p>
          </table:table-cell>
          <table:table-cell office:value-type="float" office:value="0.03" calcext:value-type="float">
            <text:p>0.03</text:p>
          </table:table-cell>
          <table:table-cell table:number-columns-repeated="6"/>
          <table:table-cell table:style-name="ce2" office:value-type="float" office:value="0.000000000365" calcext:value-type="float">
            <text:p>3.65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/>4160 <text:s text:c="4"/>1 <text:s text:c="4"/>--- <text:s text:c="2"/>( <text:s/>--- <text:s/>) <text:s text:c="3"/>441.44 ( <text:s text:c="2"/>0.05) <text:s text:c="2"/>3.76e-10 <text:s text:c="2"/>ok</text:p>
          </table:table-cell>
          <table:table-cell table:number-columns-repeated="7"/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441.44" calcext:value-type="float">
            <text:p>441.4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9"/>
          <table:table-cell office:value-type="float" office:value="441.44" calcext:value-type="float">
            <text:p>441.44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table:style-name="ce2" office:value-type="float" office:value="0.000000000376" calcext:value-type="float">
            <text:p>3.76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/>5184 <text:s text:c="4"/>1 <text:s text:c="4"/>--- <text:s text:c="2"/>( <text:s/>--- <text:s/>) <text:s text:c="3"/>665.37 ( <text:s text:c="2"/>0.07) <text:s text:c="2"/>3.05e-10 <text:s text:c="2"/>ok</text:p>
          </table:table-cell>
          <table:table-cell table:number-columns-repeated="7"/>
          <table:table-cell table:style-name="ce1" office:value-type="float" office:value="5184" calcext:value-type="float">
            <text:p>5184</text:p>
          </table:table-cell>
          <table:table-cell table:style-name="ce1" office:value-type="float" office:value="665.37" calcext:value-type="float">
            <text:p>665.3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9"/>
          <table:table-cell office:value-type="float" office:value="665.37" calcext:value-type="float">
            <text:p>665.37</text:p>
          </table:table-cell>
          <table:table-cell office:value-type="float" office:value="0.07" calcext:value-type="float">
            <text:p>0.07</text:p>
          </table:table-cell>
          <table:table-cell table:number-columns-repeated="6"/>
          <table:table-cell table:style-name="ce2" office:value-type="float" office:value="0.000000000305" calcext:value-type="float">
            <text:p>3.05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/>6208 <text:s text:c="4"/>1 <text:s text:c="4"/>--- <text:s text:c="2"/>( <text:s/>--- <text:s/>) <text:s text:c="3"/>927.60 ( <text:s text:c="2"/>0.09) <text:s text:c="2"/>2.58e-10 <text:s text:c="2"/>ok</text:p>
          </table:table-cell>
          <table:table-cell table:number-columns-repeated="7"/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927.6" calcext:value-type="float">
            <text:p>927.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9"/>
          <table:table-cell office:value-type="float" office:value="927.6" calcext:value-type="float">
            <text:p>927.6</text:p>
          </table:table-cell>
          <table:table-cell office:value-type="float" office:value="0.09" calcext:value-type="float">
            <text:p>0.09</text:p>
          </table:table-cell>
          <table:table-cell table:number-columns-repeated="6"/>
          <table:table-cell table:style-name="ce2" office:value-type="float" office:value="0.000000000258" calcext:value-type="float">
            <text:p>2.58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/>7232 <text:s text:c="4"/>1 <text:s text:c="4"/>--- <text:s text:c="2"/>( <text:s/>--- <text:s/>) <text:s text:c="2"/>1209.31 ( <text:s text:c="2"/>0.10) <text:s text:c="2"/>2.62e-10 <text:s text:c="2"/>ok</text:p>
          </table:table-cell>
          <table:table-cell table:number-columns-repeated="7"/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1209.31" calcext:value-type="float">
            <text:p>1209.3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9"/>
          <table:table-cell office:value-type="float" office:value="1209.31" calcext:value-type="float">
            <text:p>1209.3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2" office:value-type="float" office:value="0.000000000262" calcext:value-type="float">
            <text:p>2.62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8256 <text:s text:c="4"/>1 <text:s text:c="4"/>--- <text:s text:c="2"/>( <text:s/>--- <text:s/>) <text:s text:c="2"/>1434.30 ( <text:s text:c="2"/>0.13) <text:s text:c="2"/>3.21e-10 <text:s text:c="2"/>ok</text:p>
          </table:table-cell>
          <table:table-cell table:number-columns-repeated="7"/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1434.3" calcext:value-type="float">
            <text:p>1434.3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9"/>
          <table:table-cell office:value-type="float" office:value="1434.3" calcext:value-type="float">
            <text:p>1434.3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table:style-name="ce2" office:value-type="float" office:value="0.000000000321" calcext:value-type="float">
            <text:p>3.21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9280 <text:s text:c="4"/>1 <text:s text:c="4"/>--- <text:s text:c="2"/>( <text:s/>--- <text:s/>) <text:s text:c="2"/>1602.48 ( <text:s text:c="2"/>0.17) <text:s text:c="2"/>2.40e-10 <text:s text:c="2"/>ok</text:p>
          </table:table-cell>
          <table:table-cell table:number-columns-repeated="7"/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1602.48" calcext:value-type="float">
            <text:p>1602.48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9"/>
          <table:table-cell office:value-type="float" office:value="1602.48" calcext:value-type="float">
            <text:p>1602.48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table:style-name="ce2" office:value-type="float" office:value="0.00000000024" calcext:value-type="float">
            <text:p>2.40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4 <text:s text:c="4"/>1 <text:s text:c="4"/>--- <text:s text:c="2"/>( <text:s/>--- <text:s/>) <text:s text:c="2"/>1541.37 ( <text:s text:c="2"/>0.24) <text:s text:c="2"/>2.16e-10 <text:s text:c="2"/>ok</text:p>
          </table:table-cell>
          <table:table-cell table:number-columns-repeated="7"/>
          <table:table-cell table:style-name="ce1" office:value-type="float" office:value="10304" calcext:value-type="float">
            <text:p>10304</text:p>
          </table:table-cell>
          <table:table-cell table:style-name="ce1" office:value-type="float" office:value="1541.37" calcext:value-type="float">
            <text:p>1541.37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8"/>
          <table:table-cell office:value-type="string" calcext:value-type="string">
            <text:p>(</text:p>
          </table:table-cell>
          <table:table-cell office:value-type="float" office:value="1541.37" calcext:value-type="float">
            <text:p>1541.37</text:p>
          </table:table-cell>
          <table:table-cell office:value-type="float" office:value="0.24" calcext:value-type="float">
            <text:p>0.24</text:p>
          </table:table-cell>
          <table:table-cell table:number-columns-repeated="4"/>
          <table:table-cell table:style-name="ce2" office:value-type="float" office:value="0.000000000216" calcext:value-type="float">
            <text:p>2.16E-1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7">
          <table:table-cell table:number-columns-repeated="43"/>
        </table:table-row>
        <table:table-row table:style-name="ro1">
          <table:table-cell table:number-columns-repeated="5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PU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PU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28.88" calcext:value-type="float">
            <text:p>28.88</text:p>
          </table:table-cell>
          <table:table-cell table:number-columns-repeated="2"/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59.33" calcext:value-type="float">
            <text:p>59.33</text:p>
          </table:table-cell>
          <table:table-cell table:style-name="ce1" office:value-type="float" office:value="117.12" calcext:value-type="float">
            <text:p>117.12</text:p>
          </table:table-cell>
          <table:table-cell table:number-columns-repeated="2"/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77.54" calcext:value-type="float">
            <text:p>77.54</text:p>
          </table:table-cell>
          <table:table-cell table:style-name="ce1" office:value-type="float" office:value="354.72" calcext:value-type="float">
            <text:p>354.72</text:p>
          </table:table-cell>
          <table:table-cell table:number-columns-repeated="2"/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143.65" calcext:value-type="float">
            <text:p>143.65</text:p>
          </table:table-cell>
          <table:table-cell table:style-name="ce1" office:value-type="float" office:value="441.44" calcext:value-type="float">
            <text:p>441.44</text:p>
          </table:table-cell>
          <table:table-cell table:number-columns-repeated="2"/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5184" calcext:value-type="float">
            <text:p>5184</text:p>
          </table:table-cell>
          <table:table-cell table:style-name="ce1" office:value-type="float" office:value="185.83" calcext:value-type="float">
            <text:p>185.83</text:p>
          </table:table-cell>
          <table:table-cell table:style-name="ce1" office:value-type="float" office:value="665.37" calcext:value-type="float">
            <text:p>665.37</text:p>
          </table:table-cell>
          <table:table-cell table:number-columns-repeated="2"/>
          <table:table-cell table:style-name="ce1" office:value-type="float" office:value="5184" calcext:value-type="float">
            <text:p>518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266.08" calcext:value-type="float">
            <text:p>266.08</text:p>
          </table:table-cell>
          <table:table-cell table:style-name="ce1" office:value-type="float" office:value="927.6" calcext:value-type="float">
            <text:p>927.6</text:p>
          </table:table-cell>
          <table:table-cell table:number-columns-repeated="2"/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328.31" calcext:value-type="float">
            <text:p>328.31</text:p>
          </table:table-cell>
          <table:table-cell table:style-name="ce1" office:value-type="float" office:value="1209.31" calcext:value-type="float">
            <text:p>1209.31</text:p>
          </table:table-cell>
          <table:table-cell table:number-columns-repeated="2"/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379.31" calcext:value-type="float">
            <text:p>379.31</text:p>
          </table:table-cell>
          <table:table-cell table:style-name="ce1" office:value-type="float" office:value="1434.3" calcext:value-type="float">
            <text:p>1434.3</text:p>
          </table:table-cell>
          <table:table-cell table:number-columns-repeated="2"/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457.17" calcext:value-type="float">
            <text:p>457.17</text:p>
          </table:table-cell>
          <table:table-cell table:style-name="ce1" office:value-type="float" office:value="1602.48" calcext:value-type="float">
            <text:p>1602.48</text:p>
          </table:table-cell>
          <table:table-cell table:number-columns-repeated="2"/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30"/>
        </table:table-row>
        <table:table-row table:style-name="ro1">
          <table:table-cell table:number-columns-repeated="5"/>
          <table:table-cell table:style-name="ce1" office:value-type="float" office:value="10304" calcext:value-type="float">
            <text:p>10304</text:p>
          </table:table-cell>
          <table:table-cell table:style-name="ce1" office:value-type="float" office:value="508.33" calcext:value-type="float">
            <text:p>508.33</text:p>
          </table:table-cell>
          <table:table-cell table:style-name="ce1" office:value-type="float" office:value="1541.37" calcext:value-type="float">
            <text:p>1541.37</text:p>
          </table:table-cell>
          <table:table-cell table:number-columns-repeated="2"/>
          <table:table-cell table:style-name="ce1" office:value-type="float" office:value="10304" calcext:value-type="float">
            <text:p>10304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30"/>
        </table:table-row>
      </table:table>
      <table:table table:name="Eigen-sgeev" table:style-name="ta1">
        <table:shapes>
          <draw:frame draw:z-index="0" draw:style-name="gr1" draw:text-style-name="P1" svg:width="453.51pt" svg:height="255.09pt" svg:x="560.1pt" svg:y="209.91pt">
            <loext:p draw:notify-on-update-of-ranges="'Eigen-sgeev'.D27:'Eigen-sgeev'.D27 'Eigen-sgeev'.D28:'Eigen-sgeev'.D37 'Eigen-sgeev'.E27:'Eigen-sgeev'.E27 'Eigen-sgeev'.E28:'Eigen-sgeev'.E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eiming@kepler-MS-7760:~/Downloads/magma-2.0.0-beta3/testing$ ./testing_sgee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 MAGMA 2.0.0 beta3 compiled for CUDA capability &gt;= 2.0</text:p>
          </table:table-cell>
          <table:table-cell office:value-type="string" calcext:value-type="string">
            <text:p><text:s/>32-bit magma_int_t</text:p>
          </table:table-cell>
          <table:table-cell office:value-type="string" calcext:value-type="string">
            <text:p><text:s/>64-bit point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CUDA runtime 7050</text:p>
          </table:table-cell>
          <table:table-cell office:value-type="string" calcext:value-type="string">
            <text:p><text:s/>driver 7050. OpenMP threads 8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device 0: Tesla K40c</text:p>
          </table:table-cell>
          <table:table-cell office:value-type="string" calcext:value-type="string">
            <text:p><text:s/>745.0 MHz clock</text:p>
          </table:table-cell>
          <table:table-cell office:value-type="string" calcext:value-type="string">
            <text:p><text:s/>12287.8 MB memory</text:p>
          </table:table-cell>
          <table:table-cell office:value-type="string" calcext:value-type="string">
            <text:p><text:s/>capability 3.5</text:p>
          </table:table-cell>
          <table:table-cell/>
        </table:table-row>
        <table:table-row table:style-name="ro1">
          <table:table-cell office:value-type="string" calcext:value-type="string">
            <text:p>% device 1: Tesla K20c</text:p>
          </table:table-cell>
          <table:table-cell office:value-type="string" calcext:value-type="string">
            <text:p><text:s/>705.5 MHz clock</text:p>
          </table:table-cell>
          <table:table-cell office:value-type="string" calcext:value-type="string">
            <text:p><text:s/>5119.8 MB memory</text:p>
          </table:table-cell>
          <table:table-cell office:value-type="string" calcext:value-type="string">
            <text:p><text:s/>capability 3.5</text:p>
          </table:table-cell>
          <table:table-cell/>
        </table:table-row>
        <table:table-row table:style-name="ro1">
          <table:table-cell office:value-type="string" calcext:value-type="string">
            <text:p>% Thu Feb 11 11:25:26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 Usage: ./testing_sgeev [options] [-h|--help]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% jobvl = No vectors</text:p>
          </table:table-cell>
          <table:table-cell office:value-type="string" calcext:value-type="string">
            <text:p><text:s/>jobvr = No vectors</text:p>
          </table:table-cell>
          <table:table-cell office:value-type="string" calcext:value-type="string">
            <text:p><text:s/>ngpu =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<text:s text:c="2"/>N <text:s text:c="2"/>CPU Time (sec) <text:s text:c="2"/>GPU Time (sec) <text:s text:c="2"/>|W_magma - W_lapack| / |W_lapack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==========================================================================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88 <text:s text:c="4"/>--- <text:s text:c="14"/>8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12 <text:s text:c="4"/>--- <text:s text:c="13"/>2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136 <text:s text:c="4"/>--- <text:s text:c="13"/>5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160 <text:s text:c="4"/>--- <text:s text:c="13"/>80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84 <text:s text:c="4"/>--- <text:s text:c="12"/>11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208 <text:s text:c="4"/>--- <text:s text:c="12"/>24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232 <text:s text:c="4"/>--- <text:s text:c="12"/>30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256 <text:s text:c="4"/>--- <text:s text:c="12"/>39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280 <text:s text:c="4"/>--- <text:s text:c="12"/>46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304 <text:s text:c="4"/>--- <text:s text:c="12"/>573.77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PU </text:p>
          </table:table-cell>
        </table:table-row>
        <table:table-row table:style-name="ro1">
          <table:table-cell table:number-columns-repeated="3"/>
          <table:table-cell office:value-type="float" office:value="1088" calcext:value-type="float">
            <text:p>1088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number-columns-repeated="3"/>
          <table:table-cell office:value-type="float" office:value="2112" calcext:value-type="float">
            <text:p>2112</text:p>
          </table:table-cell>
          <table:table-cell office:value-type="float" office:value="24.35" calcext:value-type="float">
            <text:p>24.35</text:p>
          </table:table-cell>
        </table:table-row>
        <table:table-row table:style-name="ro1">
          <table:table-cell table:number-columns-repeated="3"/>
          <table:table-cell office:value-type="float" office:value="3136" calcext:value-type="float">
            <text:p>3136</text:p>
          </table:table-cell>
          <table:table-cell office:value-type="float" office:value="51.63" calcext:value-type="float">
            <text:p>51.63</text:p>
          </table:table-cell>
        </table:table-row>
        <table:table-row table:style-name="ro1">
          <table:table-cell table:number-columns-repeated="3"/>
          <table:table-cell office:value-type="float" office:value="4160" calcext:value-type="float">
            <text:p>4160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table:number-columns-repeated="3"/>
          <table:table-cell office:value-type="float" office:value="5184" calcext:value-type="float">
            <text:p>5184</text:p>
          </table:table-cell>
          <table:table-cell office:value-type="float" office:value="117.71" calcext:value-type="float">
            <text:p>117.71</text:p>
          </table:table-cell>
        </table:table-row>
        <table:table-row table:style-name="ro1">
          <table:table-cell table:number-columns-repeated="3"/>
          <table:table-cell office:value-type="float" office:value="6208" calcext:value-type="float">
            <text:p>6208</text:p>
          </table:table-cell>
          <table:table-cell office:value-type="float" office:value="243.14" calcext:value-type="float">
            <text:p>243.14</text:p>
          </table:table-cell>
        </table:table-row>
        <table:table-row table:style-name="ro1">
          <table:table-cell table:number-columns-repeated="3"/>
          <table:table-cell office:value-type="float" office:value="7232" calcext:value-type="float">
            <text:p>7232</text:p>
          </table:table-cell>
          <table:table-cell office:value-type="float" office:value="303.82" calcext:value-type="float">
            <text:p>303.82</text:p>
          </table:table-cell>
        </table:table-row>
        <table:table-row table:style-name="ro1">
          <table:table-cell table:number-columns-repeated="3"/>
          <table:table-cell office:value-type="float" office:value="8256" calcext:value-type="float">
            <text:p>8256</text:p>
          </table:table-cell>
          <table:table-cell office:value-type="float" office:value="396.58" calcext:value-type="float">
            <text:p>396.58</text:p>
          </table:table-cell>
        </table:table-row>
        <table:table-row table:style-name="ro1">
          <table:table-cell table:number-columns-repeated="3"/>
          <table:table-cell office:value-type="float" office:value="9280" calcext:value-type="float">
            <text:p>9280</text:p>
          </table:table-cell>
          <table:table-cell office:value-type="float" office:value="469.49" calcext:value-type="float">
            <text:p>469.49</text:p>
          </table:table-cell>
        </table:table-row>
        <table:table-row table:style-name="ro1">
          <table:table-cell table:number-columns-repeated="3"/>
          <table:table-cell office:value-type="float" office:value="10304" calcext:value-type="float">
            <text:p>10304</text:p>
          </table:table-cell>
          <table:table-cell office:value-type="float" office:value="573.77" calcext:value-type="float">
            <text:p>573.77</text:p>
          </table:table-cell>
        </table:table-row>
      </table:table>
      <table:table table:name="SVD-sgesvd" table:style-name="ta1">
        <table:shapes>
          <draw:frame draw:z-index="0" draw:style-name="gr1" draw:text-style-name="P1" svg:width="453.51pt" svg:height="255.09pt" svg:x="478.18pt" svg:y="187.29pt">
            <loext:p draw:notify-on-update-of-ranges="'SVD-sgesvd'.C25:'SVD-sgesvd'.C25 'SVD-sgesvd'.C26:'SVD-sgesvd'.C35 'SVD-sgesvd'.D25:'SVD-sgesvd'.D25 'SVD-sgesvd'.D26:'SVD-sgesvd'.D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eiming@kepler-MS-7760:~/Downloads/magma-2.0.0-beta3/testing$ ./testing_sgesv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MAGMA 2.0.0 beta3 compiled for CUDA capability &gt;= 2.0</text:p>
          </table:table-cell>
          <table:table-cell office:value-type="string" calcext:value-type="string">
            <text:p><text:s/>32-bit magma_int_t</text:p>
          </table:table-cell>
          <table:table-cell office:value-type="string" calcext:value-type="string">
            <text:p><text:s/>64-bit pointer.</text:p>
          </table:table-cell>
          <table:table-cell/>
        </table:table-row>
        <table:table-row table:style-name="ro1">
          <table:table-cell office:value-type="string" calcext:value-type="string">
            <text:p>% CUDA runtime 7050</text:p>
          </table:table-cell>
          <table:table-cell office:value-type="string" calcext:value-type="string">
            <text:p><text:s/>driver 7050. OpenMP threads 8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device 0: Tesla K40c</text:p>
          </table:table-cell>
          <table:table-cell office:value-type="string" calcext:value-type="string">
            <text:p><text:s/>745.0 MHz clock</text:p>
          </table:table-cell>
          <table:table-cell office:value-type="string" calcext:value-type="string">
            <text:p><text:s/>12287.8 MB memory</text:p>
          </table:table-cell>
          <table:table-cell office:value-type="string" calcext:value-type="string">
            <text:p><text:s/>capability 3.5</text:p>
          </table:table-cell>
        </table:table-row>
        <table:table-row table:style-name="ro1">
          <table:table-cell office:value-type="string" calcext:value-type="string">
            <text:p>% device 1: Tesla K20c</text:p>
          </table:table-cell>
          <table:table-cell office:value-type="string" calcext:value-type="string">
            <text:p><text:s/>705.5 MHz clock</text:p>
          </table:table-cell>
          <table:table-cell office:value-type="string" calcext:value-type="string">
            <text:p><text:s/>5119.8 MB memory</text:p>
          </table:table-cell>
          <table:table-cell office:value-type="string" calcext:value-type="string">
            <text:p><text:s/>capability 3.5</text:p>
          </table:table-cell>
        </table:table-row>
        <table:table-row table:style-name="ro1">
          <table:table-cell office:value-type="string" calcext:value-type="string">
            <text:p>% Thu Feb 11 11:19:31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Usage: ./testing_sgesvd [options] [-h|--help]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 jobu jobv <text:s text:c="2"/>M <text:s text:c="4"/>N <text:s/>CPU time (sec) <text:s/>GPU time (sec) <text:s text:c="2"/>|S1-S2| <text:s text:c="2"/>|A-USV^H| <text:s text:c="2"/>|I-UU^H|/M <text:s text:c="2"/>|I-VV^H|/N <text:s text:c="2"/>S so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==============================================================================================================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<text:s/>1088 <text:s/>1088 <text:s text:c="3"/>--- <text:s text:c="13"/>0.50 <text:s text:c="11"/>---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<text:s/>2112 <text:s/>2112 <text:s text:c="3"/>--- <text:s text:c="13"/>1.54 <text:s text:c="11"/>---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<text:s/>3136 <text:s/>3136 <text:s text:c="3"/>--- <text:s text:c="13"/>3.29 <text:s text:c="11"/>---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<text:s/>4160 <text:s/>4160 <text:s text:c="3"/>--- <text:s text:c="13"/>5.82 <text:s text:c="11"/>---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<text:s/>5184 <text:s/>5184 <text:s text:c="3"/>--- <text:s text:c="13"/>9.72 <text:s text:c="11"/>---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<text:s/>6208 <text:s/>6208 <text:s text:c="3"/>--- <text:s text:c="12"/>14.67 <text:s text:c="11"/>---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<text:s/>7232 <text:s/>7232 <text:s text:c="3"/>--- <text:s text:c="12"/>21.33 <text:s text:c="11"/>---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<text:s/>8256 <text:s/>8256 <text:s text:c="3"/>--- <text:s text:c="12"/>28.26 <text:s text:c="11"/>---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<text:s/>9280 <text:s/>9280 <text:s text:c="3"/>--- <text:s text:c="12"/>38.99 <text:s text:c="11"/>---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N <text:s text:c="3"/>N 10304 10304 <text:s text:c="3"/>--- <text:s text:c="12"/>50.66 <text:s text:c="11"/>--- <text:s text:c="2"/>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PU</text:p>
          </table:table-cell>
        </table:table-row>
        <table:table-row table:style-name="ro1">
          <table:table-cell table:number-columns-repeated="2"/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1.54" calcext:value-type="float">
            <text:p>1.54</text:p>
          </table:table-cell>
        </table:table-row>
        <table:table-row table:style-name="ro1">
          <table:table-cell table:number-columns-repeated="2"/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3.29" calcext:value-type="float">
            <text:p>3.29</text:p>
          </table:table-cell>
        </table:table-row>
        <table:table-row table:style-name="ro1">
          <table:table-cell table:number-columns-repeated="2"/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5.82" calcext:value-type="float">
            <text:p>5.82</text:p>
          </table:table-cell>
        </table:table-row>
        <table:table-row table:style-name="ro1">
          <table:table-cell table:number-columns-repeated="2"/>
          <table:table-cell table:style-name="ce1" office:value-type="float" office:value="5184" calcext:value-type="float">
            <text:p>5184</text:p>
          </table:table-cell>
          <table:table-cell table:style-name="ce1" office:value-type="float" office:value="9.72" calcext:value-type="float">
            <text:p>9.72</text:p>
          </table:table-cell>
        </table:table-row>
        <table:table-row table:style-name="ro1">
          <table:table-cell table:number-columns-repeated="2"/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14.67" calcext:value-type="float">
            <text:p>14.67</text:p>
          </table:table-cell>
        </table:table-row>
        <table:table-row table:style-name="ro1">
          <table:table-cell table:number-columns-repeated="2"/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21.33" calcext:value-type="float">
            <text:p>21.33</text:p>
          </table:table-cell>
        </table:table-row>
        <table:table-row table:style-name="ro1">
          <table:table-cell table:number-columns-repeated="2"/>
          <table:table-cell table:style-name="ce1" office:value-type="float" office:value="8256" calcext:value-type="float">
            <text:p>8256</text:p>
          </table:table-cell>
          <table:table-cell table:style-name="ce1" office:value-type="float" office:value="28.26" calcext:value-type="float">
            <text:p>28.26</text:p>
          </table:table-cell>
        </table:table-row>
        <table:table-row table:style-name="ro1">
          <table:table-cell table:number-columns-repeated="2"/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38.99" calcext:value-type="float">
            <text:p>38.99</text:p>
          </table:table-cell>
        </table:table-row>
        <table:table-row table:style-name="ro1">
          <table:table-cell table:number-columns-repeated="2"/>
          <table:table-cell table:style-name="ce1" office:value-type="float" office:value="10304" calcext:value-type="float">
            <text:p>10304</text:p>
          </table:table-cell>
          <table:table-cell table:style-name="ce1" office:value-type="float" office:value="50.66" calcext:value-type="float">
            <text:p>50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08:36:15.793072582</meta:creation-date>
    <dc:date>2016-02-11T12:20:00.556915117</dc:date>
    <meta:editing-duration>PT2H56M41S</meta:editing-duration>
    <meta:editing-cycles>5</meta:editing-cycles>
    <meta:generator>LibreOffice/5.0.2.2$Linux_X86_64 LibreOffice_project/00m0$Build-2</meta:generator>
    <meta:document-statistic meta:table-count="4" meta:cell-count="60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draw:fill="hatch" draw:fill-color="#ff420e" draw:fill-hatch-name="Black_20_45_20_Degrees" draw:fill-hatch-solid="tru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639cm" svg:y="0.316cm" chart:style-name="ch2">
          <text:p>LU</text:p>
        </chart:title>
        <chart:legend svg:x="6.874cm" svg:y="1.781cm" style:legend-expansion="custom" chartooo:width="3.637cm" chartooo:height="1.096cm" style:legend-expansion-aspect-ratio="3.31843065693431" chart:style-name="ch3"/>
        <chart:plot-area chart:style-name="ch4" table:cell-range-address="'LU-sgesv'.C77:'LU-sgesv'.E87" chart:data-source-has-labels="both" svg:x="1.331cm" svg:y="1.301cm" svg:width="14.349cm" svg:height="6.538cm">
          <chartooo:coordinate-region svg:x="2.138cm" svg:y="1.5cm" svg:width="13.542cm" svg:height="5.692cm"/>
          <chart:axis chart:dimension="x" chart:name="primary-x" chart:style-name="ch5" chartooo:axis-type="auto">
            <chartooo:date-scale/>
            <chart:title svg:x="8.13cm" svg:y="8.019cm" chart:style-name="ch6">
              <text:p>NxN</text:p>
            </chart:title>
            <chart:categories table:cell-range-address="'LU-sgesv'.C78:'LU-sgesv'.C87"/>
          </chart:axis>
          <chart:axis chart:dimension="y" chart:name="primary-y" chart:style-name="ch7">
            <chart:title svg:x="0.451cm" svg:y="5.209cm" chart:style-name="ch8">
              <text:p>Gflops/s</text:p>
            </chart:title>
            <chart:grid chart:style-name="ch9" chart:class="major"/>
          </chart:axis>
          <chart:series chart:style-name="ch10" chart:values-cell-range-address="'LU-sgesv'.D78:'LU-sgesv'.D87" chart:label-cell-address="'LU-sgesv'.D77:'LU-sgesv'.D77" chart:class="chart:bar">
            <chart:data-point chart:repeated="10"/>
          </chart:series>
          <chart:series chart:style-name="ch11" chart:values-cell-range-address="'LU-sgesv'.E78:'LU-sgesv'.E87" chart:label-cell-address="'LU-sgesv'.E77:'LU-sgesv'.E7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LU-sgesv'.D77:'LU-sgesv'.D77</svg:desc>
                </draw:g>
              </table:table-cell>
              <table:table-cell office:value-type="string">
                <text:p>GPU</text:p>
                <draw:g>
                  <svg:desc>'LU-sgesv'.E77:'LU-sgesv'.E77</svg:desc>
                </draw:g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  <draw:g>
                  <svg:desc>'LU-sgesv'.C78:'LU-sgesv'.C87</svg:desc>
                </draw:g>
              </table:table-cell>
              <table:table-cell office:value-type="float" office:value="15.64">
                <text:p>15.64</text:p>
                <draw:g>
                  <svg:desc>'LU-sgesv'.D78:'LU-sgesv'.D87</svg:desc>
                </draw:g>
              </table:table-cell>
              <table:table-cell office:value-type="float" office:value="9.62">
                <text:p>9.62</text:p>
                <draw:g>
                  <svg:desc>'LU-sgesv'.E78:'LU-sgesv'.E87</svg:desc>
                </draw:g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80.29">
                <text:p>80.29</text:p>
              </table:table-cell>
              <table:table-cell office:value-type="float" office:value="100.58">
                <text:p>100.58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128.51">
                <text:p>128.51</text:p>
              </table:table-cell>
              <table:table-cell office:value-type="float" office:value="170.45">
                <text:p>170.45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144.31">
                <text:p>144.31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187.17">
                <text:p>187.17</text:p>
              </table:table-cell>
              <table:table-cell office:value-type="float" office:value="229.52">
                <text:p>229.52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229.31">
                <text:p>229.31</text:p>
              </table:table-cell>
              <table:table-cell office:value-type="float" office:value="275.24">
                <text:p>275.24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264.29">
                <text:p>264.29</text:p>
              </table:table-cell>
              <table:table-cell office:value-type="float" office:value="287.38">
                <text:p>287.38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200.93">
                <text:p>200.93</text:p>
              </table:table-cell>
              <table:table-cell office:value-type="float" office:value="279.75">
                <text:p>279.75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328.47">
                <text:p>328.47</text:p>
              </table:table-cell>
              <table:table-cell office:value-type="float" office:value="356.56">
                <text:p>356.56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321.5">
                <text:p>321.5</text:p>
              </table:table-cell>
              <table:table-cell office:value-type="float" office:value="385.45">
                <text:p>385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51cm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="hatch" draw:fill-color="#ff420e" draw:fill-hatch-name="Black_20_45_20_Degrees" draw:fill-hatch-solid="tru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639cm" svg:y="0.316cm" chart:style-name="ch2">
          <text:p>LU</text:p>
        </chart:title>
        <chart:legend svg:x="6.902cm" svg:y="1.623cm" style:legend-expansion="custom" chartooo:width="3.088cm" chartooo:height="1.096cm" style:legend-expansion-aspect-ratio="2.81751824817518" chart:style-name="ch3"/>
        <chart:plot-area chart:style-name="ch4" table:cell-range-address="'LU-sgesv'.G77:'LU-sgesv'.I87" chart:data-source-has-labels="both" svg:x="1.331cm" svg:y="1.301cm" svg:width="14.349cm" svg:height="6.538cm">
          <chartooo:coordinate-region svg:x="2.058cm" svg:y="1.5cm" svg:width="13.622cm" svg:height="5.692cm"/>
          <chart:axis chart:dimension="x" chart:name="primary-x" chart:style-name="ch5" chartooo:axis-type="auto">
            <chartooo:date-scale/>
            <chart:title svg:x="8.13cm" svg:y="8.019cm" chart:style-name="ch6">
              <text:p>NxN</text:p>
            </chart:title>
            <chart:categories table:cell-range-address="'LU-sgesv'.G78:'LU-sgesv'.G87"/>
          </chart:axis>
          <chart:axis chart:dimension="y" chart:name="primary-y" chart:style-name="ch7">
            <chart:title svg:x="0.451cm" svg:y="5.725cm" chart:style-name="ch8">
              <text:p>Time (seconds)</text:p>
            </chart:title>
            <chart:grid chart:style-name="ch9" chart:class="major"/>
          </chart:axis>
          <chart:series chart:style-name="ch10" chart:values-cell-range-address="'LU-sgesv'.H78:'LU-sgesv'.H87" chart:label-cell-address="'LU-sgesv'.H77:'LU-sgesv'.H77" chart:class="chart:bar">
            <chart:data-point chart:repeated="10"/>
          </chart:series>
          <chart:series chart:style-name="ch11" chart:values-cell-range-address="'LU-sgesv'.I78:'LU-sgesv'.I87" chart:label-cell-address="'LU-sgesv'.I77:'LU-sgesv'.I7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LU-sgesv'.H77:'LU-sgesv'.H77</svg:desc>
                </draw:g>
              </table:table-cell>
              <table:table-cell office:value-type="string">
                <text:p>GPU</text:p>
                <draw:g>
                  <svg:desc>'LU-sgesv'.I77:'LU-sgesv'.I77</svg:desc>
                </draw:g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  <draw:g>
                  <svg:desc>'LU-sgesv'.G78:'LU-sgesv'.G87</svg:desc>
                </draw:g>
              </table:table-cell>
              <table:table-cell office:value-type="float" office:value="0.06">
                <text:p>0.06</text:p>
                <draw:g>
                  <svg:desc>'LU-sgesv'.H78:'LU-sgesv'.H87</svg:desc>
                </draw:g>
              </table:table-cell>
              <table:table-cell office:value-type="float" office:value="0.09">
                <text:p>0.09</text:p>
                <draw:g>
                  <svg:desc>'LU-sgesv'.I78:'LU-sgesv'.I87</svg:desc>
                </draw:g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0.7">
                <text:p>0.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0.95">
                <text:p>0.9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1.87">
                <text:p>1.8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1.62">
                <text:p>1.6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2.27">
                <text:p>2.27</text:p>
              </table:table-cell>
              <table:table-cell office:value-type="float" office:value="1.89">
                <text:p>1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32cm" svg:y="0.517cm" chart:style-name="ch2">
          <text:p>Eigenvalue</text:p>
        </chart:title>
        <chart:legend svg:x="6.904cm" svg:y="1.546cm" style:legend-expansion="custom" chartooo:width="2.953cm" chartooo:height="0.598cm" style:legend-expansion-aspect-ratio="4.938127090301" chart:style-name="ch3"/>
        <chart:plot-area chart:style-name="ch4" table:cell-range-address="'Eigen-sgeev'.D27:'Eigen-sgeev'.E37" chart:data-source-has-labels="both" svg:x="1.331cm" svg:y="1.301cm" svg:width="14.349cm" svg:height="6.538cm">
          <chartooo:coordinate-region svg:x="2.138cm" svg:y="1.501cm" svg:width="13.542cm" svg:height="5.691cm"/>
          <chart:axis chart:dimension="x" chart:name="primary-x" chart:style-name="ch5" chartooo:axis-type="auto">
            <chartooo:date-scale/>
            <chart:title svg:x="8.13cm" svg:y="8.019cm" chart:style-name="ch6">
              <text:p>NxN</text:p>
            </chart:title>
            <chart:categories table:cell-range-address="'Eigen-sgeev'.D28:'Eigen-sgeev'.D37"/>
          </chart:axis>
          <chart:axis chart:dimension="y" chart:name="primary-y" chart:style-name="ch7">
            <chart:title svg:x="0.451cm" svg:y="5.646cm" chart:style-name="ch8">
              <text:p>Time (second)</text:p>
            </chart:title>
            <chart:grid chart:style-name="ch9" chart:class="major"/>
          </chart:axis>
          <chart:series chart:style-name="ch10" chart:values-cell-range-address="'Eigen-sgeev'.E28:'Eigen-sgeev'.E37" chart:label-cell-address="'Eigen-sgeev'.E27:'Eigen-sgeev'.E2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</text:p>
                <draw:g>
                  <svg:desc>'Eigen-sgeev'.E27:'Eigen-sgeev'.E27</svg:desc>
                </draw:g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  <draw:g>
                  <svg:desc>'Eigen-sgeev'.D28:'Eigen-sgeev'.D37</svg:desc>
                </draw:g>
              </table:table-cell>
              <table:table-cell office:value-type="float" office:value="8.5">
                <text:p>8.5</text:p>
                <draw:g>
                  <svg:desc>'Eigen-sgeev'.E28:'Eigen-sgeev'.E37</svg:desc>
                </draw:g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51.63">
                <text:p>51.63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117.71">
                <text:p>117.71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243.14">
                <text:p>243.14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303.82">
                <text:p>303.82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396.58">
                <text:p>396.58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469.49">
                <text:p>469.49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573.77">
                <text:p>573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67cm" svg:y="0.316cm" chart:style-name="ch2">
          <text:p>SVD</text:p>
        </chart:title>
        <chart:legend svg:x="7.658cm" svg:y="1.649cm" style:legend-expansion="custom" chartooo:width="1.259cm" chartooo:height="0.574cm" style:legend-expansion-aspect-ratio="2.19337979094077" chart:style-name="ch3"/>
        <chart:plot-area chart:style-name="ch4" table:cell-range-address="'SVD-sgesvd'.C25:'SVD-sgesvd'.D35" chart:data-source-has-labels="both" svg:x="1.331cm" svg:y="1.301cm" svg:width="14.349cm" svg:height="6.538cm">
          <chartooo:coordinate-region svg:x="1.952cm" svg:y="1.5cm" svg:width="13.728cm" svg:height="5.692cm"/>
          <chart:axis chart:dimension="x" chart:name="primary-x" chart:style-name="ch5" chartooo:axis-type="auto">
            <chartooo:date-scale/>
            <chart:title svg:x="8.13cm" svg:y="8.019cm" chart:style-name="ch6">
              <text:p>NxN</text:p>
            </chart:title>
            <chart:categories table:cell-range-address="'SVD-sgesvd'.C26:'SVD-sgesvd'.C35"/>
          </chart:axis>
          <chart:axis chart:dimension="y" chart:name="primary-y" chart:style-name="ch7">
            <chart:title svg:x="0.451cm" svg:y="5.725cm" chart:style-name="ch8">
              <text:p>Time (seconds)</text:p>
            </chart:title>
            <chart:grid chart:style-name="ch9" chart:class="major"/>
          </chart:axis>
          <chart:series chart:style-name="ch10" chart:values-cell-range-address="'SVD-sgesvd'.D26:'SVD-sgesvd'.D35" chart:label-cell-address="'SVD-sgesvd'.D25:'SVD-sgesvd'.D2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SVD-sgesvd'.D25:'SVD-sgesvd'.D25</svg:desc>
                </draw:g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  <draw:g>
                  <svg:desc>'SVD-sgesvd'.C26:'SVD-sgesvd'.C35</svg:desc>
                </draw:g>
              </table:table-cell>
              <table:table-cell office:value-type="float" office:value="0.5">
                <text:p>0.5</text:p>
                <draw:g>
                  <svg:desc>'SVD-sgesvd'.D26:'SVD-sgesvd'.D35</svg:desc>
                </draw:g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38.99">
                <text:p>38.99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50.66">
                <text:p>50.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51cm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="hatch" draw:fill-color="#ff420e" draw:fill-hatch-name="Black_20_45_20_Degrees" draw:fill-hatch-solid="tru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Cholesky</text:p>
        </chart:title>
        <chart:legend svg:x="4.525cm" svg:y="1.907cm" style:legend-expansion="custom" chartooo:width="2.733cm" chartooo:height="1.096cm" style:legend-expansion-aspect-ratio="2.49361313868613" chart:style-name="ch3"/>
        <chart:plot-area chart:style-name="ch4" table:cell-range-address="'Cholesky-sposv'.F80:'Cholesky-sposv'.H90" chart:data-source-has-labels="both" svg:x="1.331cm" svg:y="1.301cm" svg:width="14.349cm" svg:height="6.538cm">
          <chartooo:coordinate-region svg:x="2.323cm" svg:y="1.5cm" svg:width="13.357cm" svg:height="5.692cm"/>
          <chart:axis chart:dimension="x" chart:name="primary-x" chart:style-name="ch5" chartooo:axis-type="auto">
            <chartooo:date-scale/>
            <chart:title svg:x="8.051cm" svg:y="8.019cm" chart:style-name="ch6">
              <text:p>N x N</text:p>
            </chart:title>
            <chart:categories table:cell-range-address="'Cholesky-sposv'.F81:'Cholesky-sposv'.F90"/>
          </chart:axis>
          <chart:axis chart:dimension="y" chart:name="primary-y" chart:style-name="ch7">
            <chart:title svg:x="0.451cm" svg:y="5.209cm" chart:style-name="ch8">
              <text:p>Gflops/s</text:p>
            </chart:title>
            <chart:grid chart:style-name="ch9" chart:class="major"/>
          </chart:axis>
          <chart:series chart:style-name="ch10" chart:values-cell-range-address="'Cholesky-sposv'.G81:'Cholesky-sposv'.G90" chart:label-cell-address="'Cholesky-sposv'.G80:'Cholesky-sposv'.G80" chart:class="chart:bar">
            <chart:data-point chart:repeated="10"/>
          </chart:series>
          <chart:series chart:style-name="ch11" chart:values-cell-range-address="'Cholesky-sposv'.H81:'Cholesky-sposv'.H90" chart:label-cell-address="'Cholesky-sposv'.H80:'Cholesky-sposv'.H80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Cholesky-sposv'.G80:'Cholesky-sposv'.G80</svg:desc>
                </draw:g>
              </table:table-cell>
              <table:table-cell office:value-type="string">
                <text:p>GPU</text:p>
                <draw:g>
                  <svg:desc>'Cholesky-sposv'.H80:'Cholesky-sposv'.H80</svg:desc>
                </draw:g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  <draw:g>
                  <svg:desc>'Cholesky-sposv'.F81:'Cholesky-sposv'.F90</svg:desc>
                </draw:g>
              </table:table-cell>
              <table:table-cell office:value-type="float" office:value="3.15">
                <text:p>3.15</text:p>
                <draw:g>
                  <svg:desc>'Cholesky-sposv'.G81:'Cholesky-sposv'.G90</svg:desc>
                </draw:g>
              </table:table-cell>
              <table:table-cell office:value-type="float" office:value="28.88">
                <text:p>28.88</text:p>
                <draw:g>
                  <svg:desc>'Cholesky-sposv'.H81:'Cholesky-sposv'.H90</svg:desc>
                </draw:g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59.33">
                <text:p>59.33</text:p>
              </table:table-cell>
              <table:table-cell office:value-type="float" office:value="117.12">
                <text:p>117.1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77.54">
                <text:p>77.54</text:p>
              </table:table-cell>
              <table:table-cell office:value-type="float" office:value="354.72">
                <text:p>354.72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143.65">
                <text:p>143.65</text:p>
              </table:table-cell>
              <table:table-cell office:value-type="float" office:value="441.44">
                <text:p>441.44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185.83">
                <text:p>185.83</text:p>
              </table:table-cell>
              <table:table-cell office:value-type="float" office:value="665.37">
                <text:p>665.37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266.08">
                <text:p>266.08</text:p>
              </table:table-cell>
              <table:table-cell office:value-type="float" office:value="927.6">
                <text:p>927.6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328.31">
                <text:p>328.31</text:p>
              </table:table-cell>
              <table:table-cell office:value-type="float" office:value="1209.31">
                <text:p>1209.31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379.31">
                <text:p>379.31</text:p>
              </table:table-cell>
              <table:table-cell office:value-type="float" office:value="1434.3">
                <text:p>1434.3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457.17">
                <text:p>457.17</text:p>
              </table:table-cell>
              <table:table-cell office:value-type="float" office:value="1602.48">
                <text:p>1602.48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508.33">
                <text:p>508.33</text:p>
              </table:table-cell>
              <table:table-cell office:value-type="float" office:value="1541.37">
                <text:p>1541.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svg:stroke-width="0.051cm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="hatch" draw:fill-color="#ff420e" draw:fill-hatch-name="Black_20_45_20_Degrees" draw:fill-hatch-solid="tru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Cholesky</text:p>
        </chart:title>
        <chart:legend svg:x="6.174cm" svg:y="1.729cm" style:legend-expansion="custom" chartooo:width="2.761cm" chartooo:height="1.096cm" style:legend-expansion-aspect-ratio="2.51916058394161" chart:style-name="ch3"/>
        <chart:plot-area chart:style-name="ch4" table:cell-range-address="'Cholesky-sposv'.K80:'Cholesky-sposv'.M90" chart:data-source-has-labels="both" svg:x="1.331cm" svg:y="1.301cm" svg:width="14.349cm" svg:height="6.538cm">
          <chartooo:coordinate-region svg:x="2.058cm" svg:y="1.5cm" svg:width="13.622cm" svg:height="5.692cm"/>
          <chart:axis chart:dimension="x" chart:name="primary-x" chart:style-name="ch5" chartooo:axis-type="auto">
            <chartooo:date-scale/>
            <chart:title svg:x="8.051cm" svg:y="8.019cm" chart:style-name="ch6">
              <text:p>N x N</text:p>
            </chart:title>
            <chart:categories table:cell-range-address="'Cholesky-sposv'.K81:'Cholesky-sposv'.K90"/>
          </chart:axis>
          <chart:axis chart:dimension="y" chart:name="primary-y" chart:style-name="ch7">
            <chart:title svg:x="0.451cm" svg:y="5.725cm" chart:style-name="ch8">
              <text:p>Time (seconds)</text:p>
            </chart:title>
            <chart:grid chart:style-name="ch9" chart:class="major"/>
          </chart:axis>
          <chart:series chart:style-name="ch10" chart:values-cell-range-address="'Cholesky-sposv'.L81:'Cholesky-sposv'.L90" chart:label-cell-address="'Cholesky-sposv'.L80:'Cholesky-sposv'.L80" chart:class="chart:bar">
            <chart:data-point chart:repeated="10"/>
          </chart:series>
          <chart:series chart:style-name="ch11" chart:values-cell-range-address="'Cholesky-sposv'.M81:'Cholesky-sposv'.M90" chart:label-cell-address="'Cholesky-sposv'.M80:'Cholesky-sposv'.M80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Cholesky-sposv'.L80:'Cholesky-sposv'.L80</svg:desc>
                </draw:g>
              </table:table-cell>
              <table:table-cell office:value-type="string">
                <text:p>GPU</text:p>
                <draw:g>
                  <svg:desc>'Cholesky-sposv'.M80:'Cholesky-sposv'.M80</svg:desc>
                </draw:g>
              </table:table-cell>
            </table:table-row>
          </table:table-header-rows>
          <table:table-rows>
            <table:table-row>
              <table:table-cell office:value-type="float" office:value="1088">
                <text:p>1090</text:p>
                <draw:g>
                  <svg:desc>'Cholesky-sposv'.K81:'Cholesky-sposv'.K90</svg:desc>
                </draw:g>
              </table:table-cell>
              <table:table-cell office:value-type="float" office:value="0.14">
                <text:p>0.14</text:p>
                <draw:g>
                  <svg:desc>'Cholesky-sposv'.L81:'Cholesky-sposv'.L90</svg:desc>
                </draw:g>
              </table:table-cell>
              <table:table-cell office:value-type="float" office:value="0.01">
                <text:p>0.01</text:p>
                <draw:g>
                  <svg:desc>'Cholesky-sposv'.M81:'Cholesky-sposv'.M90</svg:desc>
                </draw:g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.17">
                <text:p>0.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184">
                <text:p>5180</text:p>
              </table:table-cell>
              <table:table-cell office:value-type="float" office:value="0.25">
                <text:p>0.2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208">
                <text:p>6210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7232">
                <text:p>7230</text:p>
              </table:table-cell>
              <table:table-cell office:value-type="float" office:value="0.38">
                <text:p>0.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256">
                <text:p>8260</text:p>
              </table:table-cell>
              <table:table-cell office:value-type="float" office:value="0.49">
                <text:p>0.4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0.58">
                <text:p>0.5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0304">
                <text:p>10300</text:p>
              </table:table-cell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